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9.548cm" table:align="center"/>
    </style:style>
    <style:style style:name="Tabelle1.A" style:family="table-column">
      <style:table-column-properties style:column-width="4.965cm"/>
    </style:style>
    <style:style style:name="Tabelle1.B" style:family="table-column">
      <style:table-column-properties style:column-width="4.583cm"/>
    </style:style>
    <style:style style:name="Tabelle1.1" style:family="table-row">
      <style:table-row-properties fo:background-color="#70a7cc">
        <style:background-image/>
      </style:table-row-properties>
    </style:style>
    <style:style style:name="Tabelle1.A1" style:family="table-cell">
      <style:table-cell-properties style:vertical-align="middle" fo:padding="0.132cm" fo:border="none"/>
    </style:style>
    <style:style style:name="Tabelle1.2" style:family="table-row">
      <style:table-row-properties fo:background-color="#d8e2ec">
        <style:background-image/>
      </style:table-row-properties>
    </style:style>
    <style:style style:name="Tabelle2" style:family="table">
      <style:table-properties style:width="10.977cm" table:align="center"/>
    </style:style>
    <style:style style:name="Tabelle2.A" style:family="table-column">
      <style:table-column-properties style:column-width="5.708cm"/>
    </style:style>
    <style:style style:name="Tabelle2.B" style:family="table-column">
      <style:table-column-properties style:column-width="5.269cm"/>
    </style:style>
    <style:style style:name="Tabelle2.1" style:family="table-row">
      <style:table-row-properties fo:background-color="#70a7cc">
        <style:background-image/>
      </style:table-row-properties>
    </style:style>
    <style:style style:name="Tabelle2.A1" style:family="table-cell">
      <style:table-cell-properties style:vertical-align="middle" fo:padding="0.132cm" fo:border="none"/>
    </style:style>
    <style:style style:name="Tabelle2.2" style:family="table-row">
      <style:table-row-properties fo:background-color="#d8e2ec">
        <style:background-image/>
      </style:table-row-properties>
    </style:style>
    <style:style style:name="P1" style:family="paragraph" style:parent-style-name="Standard">
      <style:text-properties officeooo:rsid="0003b212" officeooo:paragraph-rsid="0003b212"/>
    </style:style>
    <style:style style:name="P2" style:family="paragraph" style:parent-style-name="Standard">
      <style:text-properties officeooo:rsid="0005feed" officeooo:paragraph-rsid="0005feed"/>
    </style:style>
    <style:style style:name="P3" style:family="paragraph" style:parent-style-name="Standard">
      <style:text-properties officeooo:rsid="0005feed" officeooo:paragraph-rsid="0006f234"/>
    </style:style>
    <style:style style:name="P4" style:family="paragraph" style:parent-style-name="Standard">
      <style:text-properties officeooo:rsid="0005feed" officeooo:paragraph-rsid="0009ed44"/>
    </style:style>
    <style:style style:name="P5" style:family="paragraph" style:parent-style-name="Standard">
      <style:text-properties officeooo:rsid="0006f234" officeooo:paragraph-rsid="0006f234"/>
    </style:style>
    <style:style style:name="P6" style:family="paragraph" style:parent-style-name="Standard">
      <style:text-properties officeooo:rsid="0008ad93" officeooo:paragraph-rsid="0008ad93"/>
    </style:style>
    <style:style style:name="P7" style:family="paragraph" style:parent-style-name="Standard">
      <style:text-properties officeooo:rsid="0009ed44" officeooo:paragraph-rsid="0009ed44"/>
    </style:style>
    <style:style style:name="P8" style:family="paragraph" style:parent-style-name="Standard">
      <style:text-properties officeooo:rsid="000c9ace" officeooo:paragraph-rsid="000c9ace"/>
    </style:style>
    <style:style style:name="P9" style:family="paragraph" style:parent-style-name="Standard">
      <style:text-properties officeooo:paragraph-rsid="000c9ace"/>
    </style:style>
    <style:style style:name="P10" style:family="paragraph" style:parent-style-name="Standard">
      <style:text-properties officeooo:rsid="000d1051" officeooo:paragraph-rsid="000d1051"/>
    </style:style>
    <style:style style:name="P11" style:family="paragraph" style:parent-style-name="Standard">
      <style:text-properties officeooo:rsid="000e3cc9" officeooo:paragraph-rsid="000e3cc9"/>
    </style:style>
    <style:style style:name="P12" style:family="paragraph" style:parent-style-name="Standard">
      <style:text-properties officeooo:rsid="000e9da1" officeooo:paragraph-rsid="000e9da1"/>
    </style:style>
    <style:style style:name="P13" style:family="paragraph" style:parent-style-name="Standard">
      <style:text-properties officeooo:rsid="000e9da1" officeooo:paragraph-rsid="000fe8ce"/>
    </style:style>
    <style:style style:name="P14" style:family="paragraph" style:parent-style-name="Standard">
      <style:text-properties officeooo:paragraph-rsid="000e9da1"/>
    </style:style>
    <style:style style:name="P15" style:family="paragraph" style:parent-style-name="Standard">
      <style:text-properties officeooo:rsid="000fe8ce" officeooo:paragraph-rsid="000fe8ce"/>
    </style:style>
    <style:style style:name="P16" style:family="paragraph" style:parent-style-name="Standard">
      <style:text-properties officeooo:paragraph-rsid="000fe8ce"/>
    </style:style>
    <style:style style:name="P17" style:family="paragraph" style:parent-style-name="Standard">
      <style:text-properties officeooo:paragraph-rsid="0010e580"/>
    </style:style>
    <style:style style:name="P18" style:family="paragraph" style:parent-style-name="Standard">
      <style:text-properties officeooo:paragraph-rsid="00120c14"/>
    </style:style>
    <style:style style:name="P19" style:family="paragraph" style:parent-style-name="Standard">
      <style:text-properties style:font-name="Times New Roman"/>
    </style:style>
    <style:style style:name="P20" style:family="paragraph" style:parent-style-name="Standard">
      <style:text-properties style:font-name="Times New Roman" officeooo:rsid="000fe8ce" officeooo:paragraph-rsid="000fe8ce"/>
    </style:style>
    <style:style style:name="P21" style:family="paragraph" style:parent-style-name="Standard">
      <style:text-properties style:font-name="Times New Roman" officeooo:rsid="000fe8ce" officeooo:paragraph-rsid="0010e580"/>
    </style:style>
    <style:style style:name="P22" style:family="paragraph" style:parent-style-name="Standard">
      <style:text-properties style:font-name="Times New Roman" fo:font-weight="normal" officeooo:rsid="000fe8ce" officeooo:paragraph-rsid="00120c14" style:font-weight-asian="normal" style:font-weight-complex="normal"/>
    </style:style>
    <style:style style:name="P23" style:family="paragraph" style:parent-style-name="Standard">
      <style:text-properties style:font-name="Times New Roman" fo:font-weight="normal" officeooo:rsid="0010e580" officeooo:paragraph-rsid="0010e580" style:font-weight-asian="normal" style:font-weight-complex="normal"/>
    </style:style>
    <style:style style:name="P24" style:family="paragraph" style:parent-style-name="Standard">
      <style:text-properties style:font-name="Times New Roman" officeooo:paragraph-rsid="00120c14"/>
    </style:style>
    <style:style style:name="P25" style:family="paragraph" style:parent-style-name="Standard">
      <style:text-properties style:font-name="Times New Roman" officeooo:paragraph-rsid="0010e580"/>
    </style:style>
    <style:style style:name="P26" style:family="paragraph" style:parent-style-name="Standard">
      <style:text-properties style:font-name="Times New Roman" officeooo:rsid="00120c14" officeooo:paragraph-rsid="00120c14"/>
    </style:style>
    <style:style style:name="P27" style:family="paragraph" style:parent-style-name="Standard">
      <style:text-properties style:font-name="Times New Roman" officeooo:rsid="00120c14" officeooo:paragraph-rsid="00134c53"/>
    </style:style>
    <style:style style:name="P28" style:family="paragraph" style:parent-style-name="Standard">
      <style:text-properties style:font-name="Times New Roman" officeooo:rsid="00120c14" officeooo:paragraph-rsid="0015b32a"/>
    </style:style>
    <style:style style:name="P29" style:family="paragraph" style:parent-style-name="Standard">
      <style:text-properties style:font-name="Times New Roman" officeooo:rsid="0015b32a" officeooo:paragraph-rsid="0015b32a"/>
    </style:style>
    <style:style style:name="P30" style:family="paragraph" style:parent-style-name="Standard">
      <style:text-properties officeooo:paragraph-rsid="0015b32a"/>
    </style:style>
    <style:style style:name="T1" style:family="text">
      <style:text-properties officeooo:rsid="00053fe3"/>
    </style:style>
    <style:style style:name="T2" style:family="text">
      <style:text-properties officeooo:rsid="0006f234"/>
    </style:style>
    <style:style style:name="T3" style:family="text">
      <style:text-properties officeooo:rsid="0008ad93"/>
    </style:style>
    <style:style style:name="T4" style:family="text">
      <style:text-properties officeooo:rsid="0009ed44"/>
    </style:style>
    <style:style style:name="T5" style:family="text">
      <style:text-properties officeooo:rsid="000c9ace"/>
    </style:style>
    <style:style style:name="T6" style:family="text">
      <style:text-properties officeooo:rsid="000d1051"/>
    </style:style>
    <style:style style:name="T7" style:family="text">
      <style:text-properties officeooo:rsid="000e9da1"/>
    </style:style>
    <style:style style:name="T8" style:family="text">
      <style:text-properties officeooo:rsid="000fe8ce"/>
    </style:style>
    <style:style style:name="T9" style:family="text">
      <style:text-properties fo:font-weight="bold"/>
    </style:style>
    <style:style style:name="T10" style:family="text">
      <style:text-properties officeooo:rsid="0010e580"/>
    </style:style>
    <style:style style:name="T11" style:family="text">
      <style:text-properties officeooo:rsid="004a3713"/>
    </style:style>
    <style:style style:name="T12" style:family="text">
      <style:text-properties officeooo:rsid="001c56ed"/>
    </style:style>
    <style:style style:name="T13" style:family="text">
      <style:text-properties style:font-name="Times New Roman" officeooo:rsid="000fe8ce"/>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0fe8ce" style:font-weight-asian="normal" style:font-weight-complex="normal"/>
    </style:style>
    <style:style style:name="T16" style:family="text">
      <style:text-properties style:font-name="Times New Roman" officeooo:rsid="00120c14"/>
    </style:style>
    <style:style style:name="T17" style:family="text">
      <style:text-properties style:font-name="Times New Roman" officeooo:rsid="0013cc5e"/>
    </style:style>
    <style:style style:name="T18" style:family="text">
      <style:text-properties officeooo:rsid="00134c53"/>
    </style:style>
    <style:style style:name="T19" style:family="text">
      <style:text-properties officeooo:rsid="0013cc5e"/>
    </style:style>
    <style:style style:name="T20" style:family="text">
      <style:text-properties style:text-position="33% 80%"/>
    </style:style>
    <style:style style:name="T21" style:family="text">
      <style:text-properties officeooo:rsid="004c960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lie 1)</text:p>
      <text:p text:style-name="P1">- Bild rechts Tokamak Reaktor (JET)</text:p>
      <text:p text:style-name="P1">- Links Sonne</text:p>
      <text:p text:style-name="P1"/>
      <text:p text:style-name="P1">Folie 2)</text:p>
      <text:p text:style-name="P1">- zu 1) Woher kommt die Energie?</text:p>
      <text:p text:style-name="P1">- zu 2) Wie funktioniert das in der Sonne?</text:p>
      <text:p text:style-name="P1">- zu 3) Wie kann man es auf der Erde realisieren?</text:p>
      <text:p text:style-name="P1">Was sind Schwierigkeiten ?</text:p>
      <text:p text:style-name="P1">- zu 4) Allgemeines, über die beiden häufigsten Arten</text:p>
      <text:p text:style-name="P1">- zu 5) Die Zukunft, evtl. Probleme → wirklich so sauber?</text:p>
      <text:p text:style-name="P1"/>
      <text:p text:style-name="P1">Folie 3)</text:p>
      <text:p text:style-name="P1">- Plot zeigt Bindungsenergie pro Nukleon mit Eisen als maximum</text:p>
      <text:p text:style-name="P1">→ dies impliziert die Nuklide welche mit Kernfusion oder Spaltung Energie produzieren</text:p>
      <text:p text:style-name="P1">- m(<text:span text:style-name="T1">He</text:span>) = <text:span text:style-name="T1">4</text:span>u ca. <text:span text:style-name="T1">60mal weniger als</text:span> <text:s/><text:span text:style-name="T1">m(U)= <text:s/>240u</text:span></text:p>
      <text:p text:style-name="P1">→<text:span text:style-name="T1"> Also insgesamt 6mal mehr Energieb pro kg</text:span></text:p>
      <text:p text:style-name="P1"/>
      <text:p text:style-name="P2">Folie 4) </text:p>
      <text:p text:style-name="P2">- Leichtere Kerne weniger Coulomb Abstoßung → Geringere Temperaturen</text:p>
      <text:p text:style-name="P2">- Insgesamt immernoch sehr hoch</text:p>
      <text:p text:style-name="P2">- ca 10^8 T für wirtschaftliches Plasma</text:p>
      <text:p text:style-name="P2">- mit Plasma und hohen T kommen technische Schwierigkeiten die die Natur hat</text:p>
      <text:p text:style-name="P2">- Ab hier sind mit Elementen fast immer Kerne gemeint alpha = Helium</text:p>
      <text:p text:style-name="P2"/>
      <text:p text:style-name="P2">Folie 5)</text:p>
      <text:p text:style-name="P2">- Masse 2 10^30 kg extrem viel</text:p>
      <text:p text:style-name="P2">- Kerntemperatur 10^7 K</text:p>
      <text:p text:style-name="P2">- Tunneleffekt hilft bei der Menge der Sonne immens dennoch großer Druck im inneren</text:p>
      <text:p text:style-name="P2"/>
      <text:p text:style-name="P3">Folie <text:span text:style-name="T2">6</text:span>)</text:p>
      <text:p text:style-name="P4">- <text:span text:style-name="T2">Fusion spielt sich im Inneren ab → von außen nur die Chromosphäre sichtbar</text:span> →<text:span text:style-name="T2"> Innere Prozesse</text:span></text:p>
      <text:p text:style-name="P4"><text:span text:style-name="T2">aus Theorie vorhersagen aber durch Neutrinos u.A. Messungen messbar</text:span></text:p>
      <text:p text:style-name="P4">- <text:span text:style-name="T4">Inner Druck macht Sonne 14mal dichter als Blei ↔ dennoch ausgleich durch Stahlungsdruck</text:span></text:p>
      <text:p text:style-name="P4">- <text:span text:style-name="T4">Druck unter ca. 2,5 Mrd. m Wasser </text:span></text:p>
      <text:p text:style-name="P3">- <text:span text:style-name="T2">Konvektion hohes deltaT , Strahlung kleines deltaT</text:span></text:p>
      <text:p text:style-name="P3">- <text:span text:style-name="T2">CNO Zentraler als pp dazu mehr später</text:span></text:p>
      <text:p text:style-name="P3"/>
      <text:p text:style-name="P5">Folie 7)</text:p>
      <text:p text:style-name="P5">- Prozess erklären, Box 1 und Box 2 passieren doppelt</text:p>
      <text:p text:style-name="P5">- Die anderen Zweige nicht so relevant</text:p>
      <text:p text:style-name="P5">- Dominante Temperatur ca Sonnenkerntemperatur</text:p>
      <text:p text:style-name="P5">anders CNO</text:p>
      <text:p text:style-name="P5"/>
      <text:p text:style-name="P5">Folie 8)</text:p>
      <text:p text:style-name="P5">- Fängt mit C an endet mit C lediglich 4H → 1He + Energie und Rest nicht Kreislauf</text:p>
      <text:p text:style-name="P5">- Für höhere Temperaturen dominant <text:span text:style-name="T3">siehe nächste Folie</text:span></text:p>
      <text:p text:style-name="P5"/>
      <text:p text:style-name="P6">Folie 9)</text:p>
      <text:p text:style-name="P6">- Wie viel Energie erzeugt 1kg Fusionsmaterial (Wasserstoff) bei der Temperatur T für die beiden Prozesse</text:p>
      <text:p text:style-name="P6">- CNO vorallem in der Mitte aber insgesamt nur 2%</text:p>
      <text:p text:style-name="P6"><text:soft-page-break/></text:p>
      <text:p text:style-name="P6">Folie 10)</text:p>
      <text:p text:style-name="P6">- Leistung AKW max. ca 1,5 GW</text:p>
      <text:p text:style-name="P6">- <text:span text:style-name="T4">Massendefekt auf die Lebenszeit der Sonne egal 10^9 nix gegen 10^30</text:span></text:p>
      <text:p text:style-name="P6">- <text:span text:style-name="T4">He Brennen etwas komplizierter da Fusion zu Beryllium Energie kostet</text:span></text:p>
      <text:p text:style-name="P6">- <text:span text:style-name="T4">Sonne stehst also lange → nächste Foile Energie nutzen</text:span></text:p>
      <text:p text:style-name="P6"/>
      <text:p text:style-name="P7">Folie 11)</text:p>
      <text:p text:style-name="P7">- Photovoltaik direkte Umwandlung in Strom → kann direkt ans Netz oder für private Haushalte</text:p>
      <text:p text:style-name="P7">- Solarthermie deckt vor allem Wärme ab → kann auch Strom aber Wärme macht einen Wesentlichen Teil des Endenergieverbrauchs aus ersten Vortrag</text:p>
      <text:p text:style-name="P7">- Dyson Sphäre ist eine Theoretische Idee, als Spinnerei angefangen aber in der Theorie eine sehr hohe Energieausbeute → Technisch anspruchsvoller als Kernfusion auf der Erde</text:p>
      <text:p text:style-name="P7">- Also was ist so schwer daran → nächste Folie</text:p>
      <text:p text:style-name="P7"/>
      <text:p text:style-name="P7">Folie 12)</text:p>
      <text:p text:style-name="P7">- Wasserstoff viel zu gering im FusionsWQ gut für die Langlebigkeit der Sonne schlecht für Fusionsreaktoren hier</text:p>
      <text:p text:style-name="P7">- Andere Möglichkeit alle attraktiv jedoch D+T am attraktivsten</text:p>
      <text:p text:style-name="P7">- Plot rechts zeit Größenordnungen ganz gut ca. 10^20 Teilchen pro Sekunde bei 10^7K</text:p>
      <text:p text:style-name="P7">- In der Sonne <text:span text:style-name="T5">durch Gravitation</text:span></text:p>
      <text:p text:style-name="P7"/>
      <text:p text:style-name="P8">Folie 13)</text:p>
      <text:p text:style-name="P8">- Hier Gravitation sinnlos wegen zu geringer Menge</text:p>
      <text:p text:style-name="P8">- Tunneleffekt ebenso weitaus geringer im Effekt</text:p>
      <text:p text:style-name="P8">- Problem des Einschlusses</text:p>
      <text:p text:style-name="P8">- Bei D-T gibt es ein weiteres Probleme</text:p>
      <text:p text:style-name="P8"/>
      <text:p text:style-name="P8">Folie 14)</text:p>
      <text:p text:style-name="P9"><text:span text:style-name="T5">- Deuterium im Wasser </text:span>0,0156% <text:span text:style-name="T6">aber auch in Meerwasser dadurch 5 10^13 Tonnen</text:span></text:p>
      <text:p text:style-name="P9">- <text:span text:style-name="T6">Tritium dagegen quasi kaum</text:span></text:p>
      <text:p text:style-name="P9">- <text:span text:style-name="T6">Damit Lithium T brüten kann brauchen wir Plasma → dazu gucken wir uns die Bedingung dafür an</text:span></text:p>
      <text:p text:style-name="P9"/>
      <text:p text:style-name="P10">Folie 15) </text:p>
      <text:p text:style-name="P10">- Energieeinschlusszeit kann als tau = W/P_v geschrieben werden → dies entspricht Zeit bis die Wärmeenergie Verloren geht</text:p>
      <text:p text:style-name="P10">- Prozesse sind dabei Strahlungsverluste, Diffusion und Wärmeleitung</text:p>
      <text:p text:style-name="P10">- Plasma kann auch ohne Zündung gewinnbringend sein allerdings muss es immer geheizt werden</text:p>
      <text:p text:style-name="P7"/>
      <text:p text:style-name="P11">Folie 16) </text:p>
      <text:p text:style-name="P11">- Ea kommt aus D-T Fusionszahlen</text:p>
      <text:p text:style-name="P11">- Epsilon ist Ea → Zahlen übersetzten sich zu z.B. Dichte von 10^20 bei 10^8K</text:p>
      <text:p text:style-name="P11">- Bisher noch nicht erfüllt worden ohne extrerne Heizung für die Temperatur</text:p>
      <text:p text:style-name="P11"/>
      <text:p text:style-name="P11">Folie 17)</text:p>
      <text:p text:style-name="P11">- Zeiten im Rahmen von 20ps im Gegensatz zu 100ps für auseinanderlaufen </text:p>
      <text:p text:style-name="P11">- Trägheitseinschluss nicht so weit Verbreitet bei den Fusionsreaktoren → gepulster Betrieb nicht attraktiv <text:span text:style-name="T7">aber nicht problem schlimmer ist Effizient der Laser von elektrischer in Strahlungsenergie</text:span></text:p>
      <text:p text:style-name="P11"/>
      <text:p text:style-name="P11"/>
      <text:p text:style-name="P11"/>
      <text:p text:style-name="P12"><text:soft-page-break/>Folie 18)</text:p>
      <text:p text:style-name="P12">- Abbremsen der Neutronen und Brutreaktion für Tritium liefern Energie → Wärme</text:p>
      <text:p text:style-name="P14"><text:span text:style-name="T7">- Flüssig Lithium ähnlich zu flüssig Natrium in Brutreaktoren gut zum kühlen aber sehr </text:span>korrosiv <text:span text:style-name="T7">und reaktionsfreudig</text:span></text:p>
      <text:p text:style-name="P14"><text:span text:style-name="T7">- </text:span>Berylliumteilen zur Neutronenvermehrung <text:span text:style-name="T7">und keramische Lithiumverbindungen (Oxid, Carbonat oder Silikat)</text:span></text:p>
      <text:p text:style-name="P14">- <text:span text:style-name="T7">Konventioneller Teil ähnlich zu denen im AKW</text:span></text:p>
      <text:p text:style-name="P14"/>
      <text:p text:style-name="P12">Folie 19)</text:p>
      <text:p text:style-name="P12">- Nur gepulster Betrieb möglich bei Tokamaks da Plasmastrom eventuell abreißt</text:p>
      <text:p text:style-name="P12"/>
      <text:p text:style-name="P12">Folie 20)</text:p>
      <text:p text:style-name="P13">- Divertoren <text:span text:style-name="T8">zum Absaugen des Mantels, Wolframplatten im Inneren</text:span></text:p>
      <text:p text:style-name="P13">- <text:span text:style-name="T8">Generell kein Energiegewinn bisher</text:span></text:p>
      <text:p text:style-name="P13"/>
      <text:p text:style-name="P15">Folie 21)</text:p>
      <text:p text:style-name="P15">- Stellarator kann ohne Plasmastrom das Plasma einschließen → kontinuierlich möglich</text:p>
      <text:p text:style-name="P15">-LHD (<text:span text:style-name="T9">L</text:span>arge <text:span text:style-name="T9">H</text:span>elical <text:span text:style-name="T9">D</text:span>evice, Japan, 1998) und W7-X (Greifswald, Beginn: 2006)</text:p>
      <text:p text:style-name="P15">- Noch nicht für den DT Betreib ausgelegt daher geingere Leistung → Forschung hängt noch 30 Jahre hinterher</text:p>
      <text:p text:style-name="P15"/>
      <text:p text:style-name="P15">Folie 22)</text:p>
      <text:p text:style-name="P15">- W7-X mit einem mittelgroßen Tokamak vergleichbar</text:p>
      <text:p text:style-name="P15">- Einige Vergänger – Erforschung von Stellaratoren vielversprechend</text:p>
      <text:p text:style-name="P13"><text:span text:style-name="T8"><text:s/></text:span></text:p>
      <text:p text:style-name="P15">Folie 23)</text:p>
      <text:p text:style-name="P15">- Leistungzahlen nicht so relevant da kein Experiment positiv Energie generiert</text:p>
      <text:p text:style-name="P15">- Viel in USA Deutschland bzw EU, Tokamak wesentlich länger erforscht</text:p>
      <text:p text:style-name="P15"/>
      <text:p text:style-name="P15">Folie 24&amp;25)</text:p>
      <text:p text:style-name="P15">- JET von der EU bisher erfolgreichstes Projekt</text:p>
      <text:p text:style-name="P15">- JET liegt ca. auf der Break-Even Kurve </text:p>
      <text:p text:style-name="P15">- ITER Nachfolger liegt in Zündungszone</text:p>
      <text:p text:style-name="P15"/>
      <text:p text:style-name="P15">Folie 26)</text:p>
      <text:p text:style-name="P15">-Seit 2016 ist das Tokamak-Gebäude im Bau, welches etwa Mitte 2018 mit einer Betonkuppel geschlossen wird</text:p>
      <text:p text:style-name="P15"/>
      <text:p text:style-name="P15">Folie 27)</text:p>
      <text:p text:style-name="P15">- Wirtschaftlichkeit muss sich zeigen Kosten eines Fusionsreaktiors zur zeit 4mal die eines AKWs</text:p>
      <text:p text:style-name="P16"><text:span text:style-name="T8">- </text:span>Im Normalbetrieb rechnet man bei einen Fusionsreaktor mit der Freisetzung von etwa 2 g Tritium pro Jahr durch Leckage und Diffusion, 2 mSv/a <text:span text:style-name="T8">am Geländezaun → bleibt abzuwarten</text:span></text:p>
      <text:p text:style-name="P16">- <text:span text:style-name="T18">Reaktoren sind passiv sicher</text:span></text:p>
      <text:p text:style-name="P16">- 10 Mrd. $ <text:span text:style-name="T8">für ITER und Brutraten für Zündung sind unklar</text:span></text:p>
      <text:p text:style-name="P16"/>
      <text:p text:style-name="P16"/>
      <text:p text:style-name="P16"/>
      <text:p text:style-name="P16"/>
      <text:p text:style-name="P16"/>
      <text:p text:style-name="P16"/>
      <text:p text:style-name="P16"/>
      <text:p text:style-name="P16"/>
      <text:p text:style-name="P16"><text:soft-page-break/></text:p>
      <text:p text:style-name="P15">Zusatzinfos:</text:p>
      <text:p text:style-name="P15"/>
      <text:p text:style-name="P20">Sonne: </text:p>
      <text:p text:style-name="P20">- <text:span text:style-name="T10">700.000 km Radius, verliert 4,3 10^9 kg</text:span></text:p>
      <text:p text:style-name="P21">- <text:span text:style-name="T10">160g/cm^3 14mal dichter als Blei</text:span></text:p>
      <text:p text:style-name="P17"><text:span text:style-name="T13">-</text:span><text:span text:style-name="T15"> </text:span><text:span text:style-name="Strong_20_Emphasis"><text:span text:style-name="T14">differentielle</text:span></text:span><text:span text:style-name="T14"> </text:span><text:span text:style-name="Strong_20_Emphasis"><text:span text:style-name="T14">Rotation 24 Tagen um die Sonne, zum Pol hin nimmt die Rotation bis auf 30 Tage ab</text:span></text:span></text:p>
      <text:p text:style-name="P22"/>
      <text:p text:style-name="P22"><text:span text:style-name="T10"><text:s/>Sonnenenergie Direkte Nutzungsformen umfassen: </text:span></text:p>
      <text:p text:style-name="P24">-Sonnenkollektoren gewinnen Wärme (Solarthermie bzw. Photothermik)</text:p>
      <text:p text:style-name="P24">-Solarzellen erzeugen elektrischen Gleichstrom (Photovoltaik) </text:p>
      <text:p text:style-name="P24">-Sonnenwärmekraftwerke erzeugen mit Hilfe von Wärme und Wasserdampf elektrischen Strom </text:p>
      <text:p text:style-name="P24">-Aufwindkraftwerke erzeugen in einem Treibhaus heiße Luft, die durch einen Kamin aufsteigt und -Strom erzeugt </text:p>
      <text:p text:style-name="P24">-Solarballons können durch die heiße Luft in ihrem Innern fliegen</text:p>
      <text:p text:style-name="P24">-Solarkocher oder Solaröfen erhitzen Speisen oder sterilisieren medizinisches Material</text:p>
      <text:p text:style-name="P22"/>
      <text:p text:style-name="P23">Reaktorgrundlagen:</text:p>
      <text:p text:style-name="P23">-<text:span text:style-name="T12"> Wasserstofffusion viel zu unwahrscheinlich → mittlere Lebenszeit Proton in der Sonne mehrere Milliarden Jahre</text:span></text:p>
      <text:p text:style-name="P23"/>
      <text:p text:style-name="P25"><text:span text:style-name="T11">P</text:span>lasmaheizung stehen drei unterschiedliche Heizverfahren zur Verfügung: die <text:s text:c="5"/></text:p>
      <text:p text:style-name="P25">- Neutralteilcheninjektion mit einer Leistung von maximal 20 Megawatt, 6 Megawatt</text:p>
      <text:p text:style-name="P25">- Hochfrequenzheizung, in der Frequenz abstimmbar zwischen 30 und 120 Megahertz und - 4 Megawatt Mikrowellenheizung bei einer Frequenz der eingestrahlten Mikrowellen von 140 Gigahertz.</text:p>
      <text:p text:style-name="P19"/>
      <text:p text:style-name="P26">Reaktoren:</text:p>
      <text:p text:style-name="P18"><text:span text:style-name="T16">- </text:span><text:span text:style-name="T17">Träheit </text:span>Deuterium und Tritium werden von außen in Form von Kapseln, als Wasserstoff-Eis oder als Gas zugeführt und zur Fusion gebracht</text:p>
      <text:p text:style-name="P26">- Asche des Verbrennungsprozess, das Helium, Umwelt völlig unbedenklich</text:p>
      <text:p text:style-name="P26">-Praktikabel scheinen nur Anlagen thermischen Leistung von etwa 3 GW <text:s/>elektrischen Leistung von etwa 1 GW. </text:p>
      <text:p text:style-name="P26">- Tokamakreaktor eine Torusgröße von etwa 16 m Durchmesser</text:p>
      <text:p text:style-name="P26">- Stellarator von etwa 45 m Durchmesse r</text:p>
      <text:p text:style-name="P26">- Trägheitsfusion einen Reaktordurchmesser von etwa 8 m.</text:p>
      <text:p text:style-name="P26"/>
      <text:p text:style-name="P27">- <text:span text:style-name="T18">Kühlversagen steigt Temperatur </text:span>auf maximal 800°C steigen weit unter Schmelzpunkt von Stahl <text:s/>- - Verbreitung aktivierter Materialien bei einem Unfall gering</text:p>
      <text:p text:style-name="P27">- Inventar an Tritium in den Reaktorkomponenten gering wie möglich</text:p>
      <text:p text:style-name="P27"><text:span text:style-name="T18">- im</text:span> ungünstigsten Störfall eine Gesamtmasse von etwa 1 kg Tritium freigesetzt</text:p>
      <text:p text:style-name="P27">- <text:span text:style-name="T18">Schlimmste Witterung → 100mSv im Randbereich</text:span></text:p>
      <text:p text:style-name="P27"/>
      <text:p text:style-name="P29">Tokamak:</text:p>
      <text:p text:style-name="P30"><text:span text:style-name="T21">-120min bereits erreicht, kann nur gepulst betrieben werden, </text:span>zusätzlicher Strom kann auch mit eingestrahlten Radiowellen oder durch Teilcheneinschuss getrieben</text:p>
      <text:p text:style-name="P28">-Wegen ihrer Neutralität können diese quer in das Magnetfeld eindringen, werden dann im Plasma ionisiert und damit eingeschlossen und geben schließlich ihre Energie durch Stöße an das übrige Plasma ab. Erzeugt werden diese hochenergetischen Wasserstoffatome, indem aus einer Plasmaquelle Wasserstoffionen zuerst durch elektrische Felder extrahiert und mit weiteren elektrischen Feldern von 50.000 bis 1 Mio. Volt beschleunigt werden.</text:p>
      <text:p text:style-name="P27"/>
      <text:p text:style-name="P27"><text:soft-page-break/></text:p>
      <text:p text:style-name="P27"/>
      <text:p text:style-name="P27"/>
      <text:p text:style-name="P29">ASDEX:</text:p>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Table_20_Contents"><text:span text:style-name="Strong_20_Emphasis">Technische Daten:</text:span></text:p>
          </table:table-cell>
          <table:covered-table-cell/>
        </table:table-row>
        <table:table-row table:style-name="Tabelle1.2">
          <table:table-cell table:style-name="Tabelle1.A1" office:value-type="string">
            <text:p text:style-name="Table_20_Contents">Gesamthöhe der Anlage</text:p>
          </table:table-cell>
          <table:table-cell table:style-name="Tabelle1.A1" office:value-type="string">
            <text:p text:style-name="Table_20_Contents">9 Meter</text:p>
          </table:table-cell>
        </table:table-row>
        <table:table-row table:style-name="Tabelle1.2">
          <table:table-cell table:style-name="Tabelle1.A1" office:value-type="string">
            <text:p text:style-name="Table_20_Contents">Großer Plasmaradius</text:p>
          </table:table-cell>
          <table:table-cell table:style-name="Tabelle1.A1" office:value-type="string">
            <text:p text:style-name="Table_20_Contents">1,6 Meter</text:p>
          </table:table-cell>
        </table:table-row>
        <table:table-row table:style-name="Tabelle1.2">
          <table:table-cell table:style-name="Tabelle1.A1" office:value-type="string">
            <text:p text:style-name="Table_20_Contents">Kleine Plasmaradien</text:p>
          </table:table-cell>
          <table:table-cell table:style-name="Tabelle1.A1" office:value-type="string">
            <text:p text:style-name="Table_20_Contents">0.5 / 0.8 Meter</text:p>
          </table:table-cell>
        </table:table-row>
        <table:table-row table:style-name="Tabelle1.2">
          <table:table-cell table:style-name="Tabelle1.A1" office:value-type="string">
            <text:p text:style-name="Table_20_Contents">Magnetfeld</text:p>
          </table:table-cell>
          <table:table-cell table:style-name="Tabelle1.A1" office:value-type="string">
            <text:p text:style-name="Table_20_Contents">3,9 Tesla</text:p>
          </table:table-cell>
        </table:table-row>
        <table:table-row table:style-name="Tabelle1.2">
          <table:table-cell table:style-name="Tabelle1.A1" office:value-type="string">
            <text:p text:style-name="Table_20_Contents">Plasmastrom</text:p>
          </table:table-cell>
          <table:table-cell table:style-name="Tabelle1.A1" office:value-type="string">
            <text:p text:style-name="Table_20_Contents">2 Megaampere</text:p>
          </table:table-cell>
        </table:table-row>
        <table:table-row table:style-name="Tabelle1.2">
          <table:table-cell table:style-name="Tabelle1.A1" office:value-type="string">
            <text:p text:style-name="Table_20_Contents">Pulsdauer</text:p>
          </table:table-cell>
          <table:table-cell table:style-name="Tabelle1.A1" office:value-type="string">
            <text:p text:style-name="Table_20_Contents">10 Sekunden</text:p>
          </table:table-cell>
        </table:table-row>
        <table:table-row table:style-name="Tabelle1.2">
          <table:table-cell table:style-name="Tabelle1.A1" office:value-type="string">
            <text:p text:style-name="Table_20_Contents">Plasmaheizung</text:p>
          </table:table-cell>
          <table:table-cell table:style-name="Tabelle1.A1" office:value-type="string">
            <text:p text:style-name="Table_20_Contents">27 Megawatt</text:p>
          </table:table-cell>
        </table:table-row>
        <table:table-row table:style-name="Tabelle1.2">
          <table:table-cell table:style-name="Tabelle1.A1" office:value-type="string">
            <text:p text:style-name="Table_20_Contents">Plasmavolumen</text:p>
          </table:table-cell>
          <table:table-cell table:style-name="Tabelle1.A1" office:value-type="string">
            <text:p text:style-name="Table_20_Contents">13 Kubikmeter</text:p>
          </table:table-cell>
        </table:table-row>
        <table:table-row table:style-name="Tabelle1.2">
          <table:table-cell table:style-name="Tabelle1.A1" office:value-type="string">
            <text:p text:style-name="Table_20_Contents">Plasmamenge</text:p>
          </table:table-cell>
          <table:table-cell table:style-name="Tabelle1.A1" office:value-type="string">
            <text:p text:style-name="Table_20_Contents">3 Milligramm</text:p>
          </table:table-cell>
        </table:table-row>
        <table:table-row table:style-name="Tabelle1.2">
          <table:table-cell table:style-name="Tabelle1.A1" office:value-type="string">
            <text:p text:style-name="Table_20_Contents">Plasmazusammensetzung</text:p>
          </table:table-cell>
          <table:table-cell table:style-name="Tabelle1.A1" office:value-type="string">
            <text:p text:style-name="Table_20_Contents">Wasserstoff, Deuterium</text:p>
          </table:table-cell>
        </table:table-row>
        <table:table-row table:style-name="Tabelle1.2">
          <table:table-cell table:style-name="Tabelle1.A1" office:value-type="string">
            <text:p text:style-name="Table_20_Contents">Plasmadichte</text:p>
          </table:table-cell>
          <table:table-cell table:style-name="Tabelle1.A1" office:value-type="string">
            <text:p text:style-name="Table_20_Contents">2 x 10<text:span text:style-name="T20">20</text:span> Teilchen pro m<text:span text:style-name="T20">3</text:span></text:p>
          </table:table-cell>
        </table:table-row>
        <table:table-row table:style-name="Tabelle1.2">
          <table:table-cell table:style-name="Tabelle1.A1" office:value-type="string">
            <text:p text:style-name="Table_20_Contents">Plasmatemperatur</text:p>
          </table:table-cell>
          <table:table-cell table:style-name="Tabelle1.A1" office:value-type="string">
            <text:p text:style-name="Table_20_Contents">100 Millionen Grad</text:p>
          </table:table-cell>
        </table:table-row>
      </table:table>
      <text:p text:style-name="Text_20_body"/>
      <text:p text:style-name="P29">W7-X</text:p>
      <text:p text:style-name="P29"/>
      <table:table table:name="Tabelle2" table:style-name="Tabelle2">
        <table:table-column table:style-name="Tabelle2.A"/>
        <table:table-column table:style-name="Tabelle2.B"/>
        <table:table-row table:style-name="Tabelle2.1">
          <table:table-cell table:style-name="Tabelle2.A1" table:number-columns-spanned="2" office:value-type="string">
            <text:p text:style-name="Table_20_Contents">Technische Daten:</text:p>
          </table:table-cell>
          <table:covered-table-cell/>
        </table:table-row>
        <table:table-row table:style-name="Tabelle2.2">
          <table:table-cell table:style-name="Tabelle2.A1" office:value-type="string">
            <text:p text:style-name="Table_20_Contents"><text:line-break/>Großer Plasmaradius</text:p>
          </table:table-cell>
          <table:table-cell table:style-name="Tabelle2.A1" office:value-type="string">
            <text:p text:style-name="Table_20_Contents"><text:line-break/>5,5 Meter</text:p>
          </table:table-cell>
        </table:table-row>
        <table:table-row table:style-name="Tabelle2.2">
          <table:table-cell table:style-name="Tabelle2.A1" office:value-type="string">
            <text:p text:style-name="Table_20_Contents">Kleiner Plasmaradius</text:p>
          </table:table-cell>
          <table:table-cell table:style-name="Tabelle2.A1" office:value-type="string">
            <text:p text:style-name="Table_20_Contents">0,53 Meter</text:p>
          </table:table-cell>
        </table:table-row>
        <table:table-row table:style-name="Tabelle2.2">
          <table:table-cell table:style-name="Tabelle2.A1" office:value-type="string">
            <text:p text:style-name="Table_20_Contents">Magnetfeld</text:p>
          </table:table-cell>
          <table:table-cell table:style-name="Tabelle2.A1" office:value-type="string">
            <text:p text:style-name="Table_20_Contents">3 Tesla</text:p>
          </table:table-cell>
        </table:table-row>
        <table:table-row table:style-name="Tabelle2.2">
          <table:table-cell table:style-name="Tabelle2.A1" office:value-type="string">
            <text:p text:style-name="Table_20_Contents">Entladungsdauer</text:p>
          </table:table-cell>
          <table:table-cell table:style-name="Tabelle2.A1" office:value-type="string">
            <text:p text:style-name="Table_20_Contents">bis 30 Minuten </text:p>
          </table:table-cell>
        </table:table-row>
        <table:table-row table:style-name="Tabelle2.2">
          <table:table-cell table:style-name="Tabelle2.A1" office:value-type="string">
            <text:p text:style-name="Table_20_Contents">Plasmaheizung</text:p>
          </table:table-cell>
          <table:table-cell table:style-name="Tabelle2.A1" office:value-type="string">
            <text:p text:style-name="Table_20_Contents">14 Megawatt</text:p>
          </table:table-cell>
        </table:table-row>
        <table:table-row table:style-name="Tabelle2.2">
          <table:table-cell table:style-name="Tabelle2.A1" office:value-type="string">
            <text:p text:style-name="Table_20_Contents">Plasmavolumen</text:p>
          </table:table-cell>
          <table:table-cell table:style-name="Tabelle2.A1" office:value-type="string">
            <text:p text:style-name="Table_20_Contents">30 Kubikmeter</text:p>
          </table:table-cell>
        </table:table-row>
        <table:table-row table:style-name="Tabelle2.2">
          <table:table-cell table:style-name="Tabelle2.A1" office:value-type="string">
            <text:p text:style-name="Table_20_Contents">Plasmamenge</text:p>
          </table:table-cell>
          <table:table-cell table:style-name="Tabelle2.A1" office:value-type="string">
            <text:p text:style-name="Table_20_Contents">5 - 30 Milligramm</text:p>
          </table:table-cell>
        </table:table-row>
        <table:table-row table:style-name="Tabelle2.2">
          <table:table-cell table:style-name="Tabelle2.A1" office:value-type="string">
            <text:p text:style-name="Table_20_Contents">Plasmazusammensetzung</text:p>
          </table:table-cell>
          <table:table-cell table:style-name="Tabelle2.A1" office:value-type="string">
            <text:p text:style-name="Table_20_Contents">Wasserstoff, Deuterium</text:p>
          </table:table-cell>
        </table:table-row>
        <table:table-row table:style-name="Tabelle2.2">
          <table:table-cell table:style-name="Tabelle2.A1" office:value-type="string">
            <text:p text:style-name="Table_20_Contents">Plasmatemperatur</text:p>
          </table:table-cell>
          <table:table-cell table:style-name="Tabelle2.A1" office:value-type="string">
            <text:p text:style-name="Table_20_Contents">60 - 130 Millionen Grad</text:p>
          </table:table-cell>
        </table:table-row>
        <table:table-row table:style-name="Tabelle2.2">
          <table:table-cell table:style-name="Tabelle2.A1" office:value-type="string">
            <text:p text:style-name="Table_20_Contents">Plasmadichte</text:p>
          </table:table-cell>
          <table:table-cell table:style-name="Tabelle2.A1" office:value-type="string">
            <text:p text:style-name="Table_20_Contents">3 <text:span text:style-name="T20">.</text:span> 10<text:span text:style-name="T20">20</text:span> Teilchen/Kubikmeter</text:p>
          </table:table-cell>
        </table:table-row>
        <table:table-row table:style-name="Tabelle2.2">
          <table:table-cell table:style-name="Tabelle2.A1" office:value-type="string">
            <text:p text:style-name="Table_20_Contents"/>
          </table:table-cell>
          <table:table-cell table:style-name="Tabelle2.A1" office:value-type="string">
            <text:p text:style-name="Table_20_Contents"/>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7:14:35.066692251</meta:creation-date>
    <dc:date>2017-12-07T21:03:21.958789581</dc:date>
    <meta:editing-duration>PT45M22S</meta:editing-duration>
    <meta:editing-cycles>7</meta:editing-cycles>
    <meta:generator>LibreOffice/5.1.6.2$Linux_X86_64 LibreOffice_project/10m0$Build-2</meta:generator>
    <meta:print-date>2017-12-07T20:44:28.787048661</meta:print-date>
    <meta:document-statistic meta:table-count="2" meta:image-count="0" meta:object-count="0" meta:page-count="5" meta:paragraph-count="189" meta:word-count="1393" meta:character-count="9024" meta:non-whitespace-character-count="7791"/>
  </office:meta>
</office:document-meta>
</file>